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25.19cm" style:page-number="auto" table:align="left" fo:background-color="#ffffff" style:shadow="none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4.789cm"/>
    </style:style>
    <style:style style:name="Tabla1.C" style:family="table-column">
      <style:table-column-properties style:column-width="5.715cm"/>
    </style:style>
    <style:style style:name="Tabla1.D" style:family="table-column">
      <style:table-column-properties style:column-width="1.693cm"/>
    </style:style>
    <style:style style:name="Tabla1.E" style:family="table-column">
      <style:table-column-properties style:column-width="1.402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2.805cm"/>
    </style:style>
    <style:style style:name="Tabla1.H" style:family="table-column">
      <style:table-column-properties style:column-width="2.011cm"/>
    </style:style>
    <style:style style:name="Tabla1.I" style:family="table-column">
      <style:table-column-properties style:column-width="2.277cm"/>
    </style:style>
    <style:style style:name="Tabla1.1" style:family="table-row">
      <style:table-row-properties style:min-row-height="0.688cm" fo:keep-together="auto"/>
    </style:style>
    <style:style style:name="Tabla1.A1" style:family="table-cell">
      <style:table-cell-properties style:vertical-align="middle"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1.D1" style:family="table-cell">
      <style:table-cell-properties style:vertical-align="middle"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a1.I1" style:family="table-cell">
      <style:table-cell-properties style:vertical-align="middle"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1.2" style:family="table-row">
      <style:table-row-properties style:min-row-height="0.609cm" fo:keep-together="auto"/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G2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I2" style:family="table-cell" style:data-style-name="N10000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3" style:family="table-row">
      <style:table-row-properties style:min-row-height="0.714cm" fo:background-color="transparent" fo:keep-together="auto">
        <style:background-image/>
      </style:table-row-properties>
    </style:style>
    <style:style style:name="Tabla1.5" style:family="table-row">
      <style:table-row-properties style:min-row-height="0.688cm" fo:background-color="transparent" fo:keep-together="auto">
        <style:background-image/>
      </style:table-row-properties>
    </style:style>
    <style:style style:name="Tabla1.6" style:family="table-row">
      <style:table-row-properties style:min-row-height="0.794cm" fo:background-color="transparent" fo:keep-together="auto">
        <style:background-image/>
      </style:table-row-properties>
    </style:style>
    <style:style style:name="Tabla1.A9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9" style:family="table-cell">
      <style:table-cell-properties style:vertical-align="middle" fo:background-color="transparent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Tabla1.H9" style:family="table-cell">
      <style:table-cell-properties style:vertical-align="middle" fo:background-color="transparent" fo:padding="0cm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a1.I9" style:family="table-cell" style:data-style-name="N10000">
      <style:table-cell-properties style:vertical-align="middle" fo:background-color="transparent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a1.A10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0" style:family="table-cell">
      <style:table-cell-properties style:vertical-align="middle" fo:background-color="transparent" fo:padding="0cm" fo:border-left="none" fo:border-right="none" fo:border-top="none" fo:border-bottom="0.75pt solid #009353" style:writing-mode="page">
        <style:background-image/>
      </style:table-cell-properties>
    </style:style>
    <style:style style:name="Tabla1.C10" style:family="table-cell">
      <style:table-cell-properties style:vertical-align="middle" fo:background-color="transparent" fo:padding="0cm" fo:border-left="none" fo:border-right="none" fo:border-top="none" fo:border-bottom="0.75pt solid #009353" style:writing-mode="page">
        <style:background-image/>
      </style:table-cell-properties>
    </style:style>
    <style:style style:name="Tabla1.D10" style:family="table-cell" style:data-style-name="N10000">
      <style:table-cell-properties style:vertical-align="middle" fo:background-color="transparent" fo:padding="0cm" fo:border-left="none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264966a" officeooo:paragraph-rsid="0018fd40" fo:background-color="transparent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02134df" officeooo:paragraph-rsid="002134df" fo:background-color="transparen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style:text-underline-style="none" fo:font-weight="normal" officeooo:paragraph-rsid="0018fd40" fo:background-color="transparent" style:font-name-asian="Calibri" style:font-size-asian="11pt" style:font-name-complex="Calibri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style:text-underline-style="none" fo:font-weight="normal" officeooo:rsid="001b7949" officeooo:paragraph-rsid="001b7949" fo:background-color="transparent" style:font-name-asian="Calibri" style:font-size-asian="11pt" style:font-name-complex="Calibri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style:text-underline-style="none" fo:font-weight="normal" officeooo:rsid="00255abf" officeooo:paragraph-rsid="00255abf" fo:background-color="transparent" style:font-name-asian="Calibri" style:font-size-asian="11pt" style:font-name-complex="Calibri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1b7949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18fd40"/>
    </style:style>
    <style:style style:name="P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0.5pt" fo:font-style="normal" fo:text-shadow="none" style:text-underline-style="none" fo:font-weight="bold" officeooo:rsid="0020c8ff" officeooo:paragraph-rsid="0020c8ff" style:font-name-asian="Calibri" style:font-size-asian="10.5pt" style:font-style-asian="normal" style:font-weight-asian="bold" style:font-name-complex="Calibri" style:font-size-complex="10.5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0.5pt" fo:font-style="normal" fo:text-shadow="none" style:text-underline-style="none" fo:font-weight="bold" officeooo:rsid="0018fd40" officeooo:paragraph-rsid="0018fd40" style:font-name-asian="Calibri" style:font-size-asian="10.5pt" style:font-style-asian="normal" style:font-weight-asian="bold" style:font-name-complex="Calibri" style:font-size-complex="10.5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0.5pt" fo:font-style="normal" fo:text-shadow="none" style:text-underline-style="none" fo:font-weight="bold" officeooo:rsid="0018fd40" officeooo:paragraph-rsid="0018fd40" style:font-name-asian="Calibri" style:font-size-asian="10.5pt" style:font-style-asian="normal" style:font-weight-asian="bold" style:font-name-complex="Calibri" style:font-size-complex="10.5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0.5pt" fo:font-style="normal" fo:text-shadow="none" style:text-underline-style="none" fo:font-weight="bold" officeooo:rsid="0031db8b" officeooo:paragraph-rsid="0031db8b" style:font-name-asian="Calibri" style:font-size-asian="10.5pt" style:font-style-asian="normal" style:font-weight-asian="bold" style:font-name-complex="Calibri" style:font-size-complex="10.5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0.5pt" fo:font-style="normal" fo:text-shadow="none" style:text-underline-style="none" fo:font-weight="bold" officeooo:rsid="003e2c6f" officeooo:paragraph-rsid="003e2c6f" style:font-name-asian="Calibri" style:font-size-asian="10.5pt" style:font-style-asian="normal" style:font-weight-asian="bold" style:font-name-complex="Calibri" style:font-size-complex="10.5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9fa0fd" officeooo:paragraph-rsid="003acd4e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7dc1a" officeooo:paragraph-rsid="0037dc1a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1db8b" officeooo:paragraph-rsid="0031db8b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e2c6f" officeooo:paragraph-rsid="003e2c6f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18fd40" officeooo:paragraph-rsid="0018fd40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c6763" officeooo:paragraph-rsid="003c6763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d23d8" officeooo:paragraph-rsid="003d23d8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f873b" officeooo:paragraph-rsid="003f873b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55abf" officeooo:paragraph-rsid="00305b2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e7367" officeooo:paragraph-rsid="002e73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18fd40" officeooo:paragraph-rsid="0018fd40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18fd40" officeooo:paragraph-rsid="0018fd40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1ee3b5" officeooo:paragraph-rsid="001ee3b5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55abf" officeooo:paragraph-rsid="00255abf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e2c6f" officeooo:paragraph-rsid="003e2c6f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c8de2" officeooo:paragraph-rsid="002c8de2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1db8b" officeooo:paragraph-rsid="0031db8b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7dc1a" officeooo:paragraph-rsid="0037dc1a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40e792" officeooo:paragraph-rsid="0040e792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55abf" officeooo:paragraph-rsid="00255abf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55abf" officeooo:paragraph-rsid="00305b26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e7367" officeooo:paragraph-rsid="002e7367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255abf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40e792" officeooo:paragraph-rsid="0040e792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Liberation Serif" fo:font-size="10.5pt" fo:font-weight="normal" officeooo:paragraph-rsid="00255abf" fo:background-color="transparent" style:font-size-asian="10.5pt" style:font-weight-asian="normal" style:font-size-complex="10.5pt" style:font-weight-complex="normal"/>
    </style:style>
    <style:style style:name="T1" style:family="text">
      <style:text-properties style:use-window-font-color="true" style:font-name="Liberation Serif" fo:font-size="11pt" fo:font-weight="bold" officeooo:rsid="020a7195" fo:background-color="transparent" loext:char-shading-value="0" style:font-name-asian="Liberation Serif1" style:font-size-asian="11pt" style:font-weight-asian="bold" style:font-name-complex="Liberation Serif1" style:font-size-complex="11pt" style:font-weight-complex="bold"/>
    </style:style>
    <style:style style:name="T2" style:family="text">
      <style:text-properties style:use-window-font-color="true" style:font-name="Liberation Serif" fo:font-size="11pt" fo:font-weight="bold" officeooo:rsid="0018fd40" fo:background-color="transparent" loext:char-shading-value="0" style:font-name-asian="Liberation Serif1" style:font-size-asian="11pt" style:font-weight-asian="bold" style:font-name-complex="Liberation Serif1" style:font-size-complex="11pt" style:font-weight-complex="bold"/>
    </style:style>
    <style:style style:name="T3" style:family="text">
      <style:text-properties style:use-window-font-color="true" style:font-name="Liberation Serif" fo:font-size="11pt" fo:font-weight="bold" officeooo:rsid="0020c8ff" fo:background-color="transparent" loext:char-shading-value="0" style:font-name-asian="Liberation Serif1" style:font-size-asian="11pt" style:font-weight-asian="bold" style:font-name-complex="Liberation Serif1" style:font-size-complex="11pt" style:font-weight-complex="bold"/>
    </style:style>
    <style:style style:name="T4" style:family="text">
      <style:text-properties style:use-window-font-color="true" style:font-name="Liberation Serif" fo:font-size="11pt" fo:font-weight="normal" officeooo:rsid="0020c8ff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5" style:family="text">
      <style:text-properties fo:color="#000000" style:font-name="Liberation Serif" fo:font-size="11pt" style:text-underline-style="none" fo:font-weight="normal" officeooo:rsid="001b7949" fo:background-color="transparent" loext:char-shading-value="0" style:font-name-asian="Calibri" style:font-size-asian="11pt" style:font-name-complex="Calibri" style:font-size-complex="11pt"/>
    </style:style>
    <style:style style:name="T6" style:family="text">
      <style:text-properties fo:color="#000000" style:font-name="Liberation Serif" fo:font-size="11pt" style:text-underline-style="none" fo:font-weight="normal" officeooo:rsid="001e5845" fo:background-color="transparent" loext:char-shading-value="0" style:font-name-asian="Calibri" style:font-size-asian="11pt" style:font-name-complex="Calibri" style:font-size-complex="11pt"/>
    </style:style>
    <style:style style:name="T7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bb6e0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40e792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2bb6e0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40e792" style:font-name-asian="Calibri" style:font-size-asian="10.5pt" style:font-style-asian="normal" style:font-weight-asian="normal" style:font-name-complex="Calibri" style:font-size-complex="10.5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bb6e0" style:font-name-asian="Calibri" style:font-style-asian="normal" style:font-weight-asian="normal" style:font-name-complex="Calibri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0e792" style:font-name-asian="Calibri" style:font-style-asian="normal" style:font-weight-asian="normal" style:font-name-complex="Calibri" style:font-style-complex="normal" style:font-weight-complex="normal" style:text-overline-style="none" style:text-overline-color="font-color"/>
    </style:style>
    <style:style style:name="T13" style:family="text">
      <style:text-properties officeooo:rsid="001e5845"/>
    </style:style>
    <style:style style:name="T14" style:family="text">
      <style:text-properties officeooo:rsid="00275967"/>
    </style:style>
    <style:style style:name="T15" style:family="text">
      <style:text-properties officeooo:rsid="002bb6e0"/>
    </style:style>
    <style:style style:name="T16" style:family="text">
      <style:text-properties officeooo:rsid="003c6763"/>
    </style:style>
    <style:style style:name="T17" style:family="text">
      <style:text-properties officeooo:rsid="003dae5e"/>
    </style:style>
    <style:style style:name="T18" style:family="text">
      <style:text-properties officeooo:rsid="0040e792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normal" officeooo:rsid="002bb6e0" style:font-name-asian="Calibri" style:font-style-asian="normal" style:font-weight-asian="normal" style:font-name-complex="Calibri" style:font-style-complex="normal" style:font-weight-complex="normal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fo:font-weight="normal" officeooo:rsid="0040e792" style:font-name-asian="Calibri" style:font-style-asian="normal" style:font-weight-asian="normal" style:font-name-complex="Calibri" style:font-style-complex="normal" style:font-weight-complex="normal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officeooo:rsid="002bb6e0" style:font-name-asian="Calibri" style:font-style-asian="normal" style:font-name-complex="Calibri" style:font-style-complex="normal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officeooo:rsid="0040e792" style:font-name-asian="Calibri" style:font-style-asian="normal" style:font-name-complex="Calibri" style:font-style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C</text:span><text:span text:style-name="T2">ONFIGURACION SERVIDOR: <text:s/>89.7.222.195 <text:s/></text:span><text:span text:style-name="T4">puerto: </text:span><text:span text:style-name="T3">20330</text:span></text:p>
      <text:p text:style-name="P1"/>
      <text:p text:style-name="P2">nombre servidor: servidor-rudy-sec</text:p>
      <text:p text:style-name="P1"/>
      <table:table table:name="Tabla1" table:style-name="Tabla1" table:template-name="Lista verde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3" office:value-type="string">
            <text:p text:style-name="P8">SISTEMA</text:p>
          </table:table-cell>
          <table:covered-table-cell/>
          <table:covered-table-cell/>
          <table:table-cell table:style-name="Tabla1.D1" table:number-columns-spanned="3" office:value-type="string">
            <text:p text:style-name="P10">PUERTOS</text:p>
          </table:table-cell>
          <table:covered-table-cell/>
          <table:covered-table-cell/>
          <table:table-cell table:style-name="Tabla1.D1" office:value-type="string">
            <text:p text:style-name="P11">IP</text:p>
          </table:table-cell>
          <table:table-cell table:style-name="Tabla1.D1" office:value-type="string">
            <text:p text:style-name="P12">BD</text:p>
          </table:table-cell>
          <table:table-cell table:style-name="Tabla1.I1" office:value-type="string">
            <text:p text:style-name="P9"/>
          </table:table-cell>
        </table:table-row>
        <table:table-row table:style-name="Tabla1.2">
          <table:table-cell table:style-name="Tabla1.A2" office:value-type="string">
            <text:p text:style-name="P20">sistema</text:p>
          </table:table-cell>
          <table:table-cell table:style-name="Tabla1.B2" office:value-type="string">
            <text:p text:style-name="P18">Proyecto</text:p>
          </table:table-cell>
          <table:table-cell table:style-name="Tabla1.B2" office:value-type="string">
            <text:p text:style-name="P18">soajs</text:p>
          </table:table-cell>
          <table:table-cell table:style-name="Tabla1.B2" office:value-type="string">
            <text:p text:style-name="P19">Websocket</text:p>
          </table:table-cell>
          <table:table-cell table:style-name="Tabla1.B2" office:value-type="string">
            <text:p text:style-name="P19">Update</text:p>
          </table:table-cell>
          <table:table-cell table:style-name="Tabla1.B2" office:value-type="string">
            <text:p text:style-name="P18">RPC</text:p>
          </table:table-cell>
          <table:table-cell table:style-name="Tabla1.G2">
            <text:p text:style-name="P17"/>
          </table:table-cell>
          <table:table-cell table:style-name="Tabla1.G2">
            <text:p text:style-name="P17"/>
          </table:table-cell>
          <table:table-cell table:style-name="Tabla1.I2">
            <text:p text:style-name="P17"/>
          </table:table-cell>
        </table:table-row>
        <table:table-row table:style-name="Tabla1.3">
          <table:table-cell table:style-name="Tabla1.A2" office:value-type="string">
            <text:p text:style-name="P23"><text:span text:style-name="T13">h</text:span>azard</text:p>
          </table:table-cell>
          <table:table-cell table:style-name="Tabla1.B2" office:value-type="string">
            <text:p text:style-name="P23">hazard.hometech.red</text:p>
          </table:table-cell>
          <table:table-cell table:style-name="Tabla1.B2" office:value-type="string">
            <text:p text:style-name="P23">socket-soa-hazard</text:p>
          </table:table-cell>
          <table:table-cell table:style-name="Tabla1.G2" office:value-type="float" office:value="1503">
            <text:p text:style-name="P23">1503</text:p>
          </table:table-cell>
          <table:table-cell table:style-name="Tabla1.G2" office:value-type="float" office:value="1504">
            <text:p text:style-name="P23">1504</text:p>
          </table:table-cell>
          <table:table-cell table:style-name="Tabla1.G2" office:value-type="float" office:value="458">
            <text:p text:style-name="P23">458</text:p>
          </table:table-cell>
          <table:table-cell table:style-name="Tabla1.G2">
            <text:p text:style-name="P23"/>
          </table:table-cell>
          <table:table-cell table:style-name="Tabla1.G2">
            <text:p text:style-name="P24"/>
          </table:table-cell>
          <table:table-cell table:style-name="Tabla1.I2">
            <text:p text:style-name="P23"/>
          </table:table-cell>
        </table:table-row>
        <table:table-row table:style-name="Tabla1.3">
          <table:table-cell table:style-name="Tabla1.A2" office:value-type="string">
            <text:p text:style-name="P23"><text:span text:style-name="T13">m</text:span>ariano</text:p>
          </table:table-cell>
          <table:table-cell table:style-name="Tabla1.B2" office:value-type="string">
            <text:p text:style-name="P23">mariano.hometech.red</text:p>
          </table:table-cell>
          <table:table-cell table:style-name="Tabla1.B2" office:value-type="string">
            <text:p text:style-name="P25">soajs-mariano.hometech.red</text:p>
          </table:table-cell>
          <table:table-cell table:style-name="Tabla1.G2" office:value-type="float" office:value="1505">
            <text:p text:style-name="P23">1505</text:p>
          </table:table-cell>
          <table:table-cell table:style-name="Tabla1.G2" office:value-type="float" office:value="1506">
            <text:p text:style-name="P23">1506</text:p>
          </table:table-cell>
          <table:table-cell table:style-name="Tabla1.G2" office:value-type="float" office:value="460">
            <text:p text:style-name="P23">460</text:p>
          </table:table-cell>
          <table:table-cell table:style-name="Tabla1.G2">
            <text:p text:style-name="P23"/>
          </table:table-cell>
          <table:table-cell table:style-name="Tabla1.G2">
            <text:p text:style-name="P24"/>
          </table:table-cell>
          <table:table-cell table:style-name="Tabla1.I2">
            <text:p text:style-name="P23"/>
          </table:table-cell>
        </table:table-row>
        <table:table-row table:style-name="Tabla1.5">
          <table:table-cell table:style-name="Tabla1.A2" office:value-type="string">
            <text:p text:style-name="P26">pr_mariano</text:p>
          </table:table-cell>
          <table:table-cell table:style-name="Tabla1.B2" office:value-type="string">
            <text:p text:style-name="P23"><text:s/>pr-hazard.hometech.red</text:p>
          </table:table-cell>
          <table:table-cell table:style-name="Tabla1.B2" office:value-type="string">
            <text:p text:style-name="P23">soajs-pr-mariano.hometech.red</text:p>
          </table:table-cell>
          <table:table-cell table:style-name="Tabla1.G2" office:value-type="float" office:value="1507">
            <text:p text:style-name="P23">1507</text:p>
          </table:table-cell>
          <table:table-cell table:style-name="Tabla1.G2" office:value-type="float" office:value="1508">
            <text:p text:style-name="P23">1508</text:p>
          </table:table-cell>
          <table:table-cell table:style-name="Tabla1.G2" office:value-type="float" office:value="462">
            <text:p text:style-name="P23">4<text:span text:style-name="T14">62</text:span></text:p>
          </table:table-cell>
          <table:table-cell table:style-name="Tabla1.G2">
            <text:p text:style-name="P23"/>
          </table:table-cell>
          <table:table-cell table:style-name="Tabla1.G2">
            <text:p text:style-name="P24"/>
          </table:table-cell>
          <table:table-cell table:style-name="Tabla1.I2">
            <text:p text:style-name="P23"/>
          </table:table-cell>
        </table:table-row>
        <table:table-row table:style-name="Tabla1.6">
          <table:table-cell table:style-name="Tabla1.A2" office:value-type="string">
            <text:p text:style-name="P26">pr_hazard</text:p>
          </table:table-cell>
          <table:table-cell table:style-name="Tabla1.G2">
            <text:p text:style-name="P23"/>
          </table:table-cell>
          <table:table-cell table:style-name="Tabla1.G2">
            <text:p text:style-name="P23"/>
          </table:table-cell>
          <table:table-cell table:style-name="Tabla1.G2" office:value-type="float" office:value="1509">
            <text:p text:style-name="P23">1509</text:p>
          </table:table-cell>
          <table:table-cell table:style-name="Tabla1.G2" office:value-type="float" office:value="1510">
            <text:p text:style-name="P23">1510</text:p>
          </table:table-cell>
          <table:table-cell table:style-name="Tabla1.G2" office:value-type="float" office:value="459">
            <text:p text:style-name="P23">459</text:p>
          </table:table-cell>
          <table:table-cell table:style-name="Tabla1.G2">
            <text:p text:style-name="P23"/>
          </table:table-cell>
          <table:table-cell table:style-name="Tabla1.G2">
            <text:p text:style-name="P24"/>
          </table:table-cell>
          <table:table-cell table:style-name="Tabla1.I2">
            <text:p text:style-name="P23"/>
          </table:table-cell>
        </table:table-row>
        <table:table-row table:style-name="Tabla1.6">
          <table:table-cell table:style-name="Tabla1.A2" office:value-type="string">
            <text:p text:style-name="P26">montecerrado</text:p>
          </table:table-cell>
          <table:table-cell table:style-name="Tabla1.B2" office:value-type="string">
            <text:p text:style-name="P35">montecerrado.hometech.red</text:p>
          </table:table-cell>
          <table:table-cell table:style-name="Tabla1.B2" office:value-type="string">
            <text:p text:style-name="P32">soajs-montecerrado.hometech.re</text:p>
          </table:table-cell>
          <table:table-cell table:style-name="Tabla1.G2" office:value-type="float" office:value="1511">
            <text:p text:style-name="P26">1511</text:p>
          </table:table-cell>
          <table:table-cell table:style-name="Tabla1.G2" office:value-type="float" office:value="1512">
            <text:p text:style-name="P26">1512</text:p>
          </table:table-cell>
          <table:table-cell table:style-name="Tabla1.G2" office:value-type="float" office:value="461">
            <text:p text:style-name="P26">461</text:p>
          </table:table-cell>
          <table:table-cell table:style-name="Tabla1.B2" office:value-type="string">
            <text:p text:style-name="P13">213.96.239.235</text:p>
          </table:table-cell>
          <table:table-cell table:style-name="Tabla1.G2" office:value-type="float" office:value="2">
            <text:p text:style-name="P27">2</text:p>
          </table:table-cell>
          <table:table-cell table:style-name="Tabla1.I2">
            <text:p text:style-name="P26"/>
          </table:table-cell>
        </table:table-row>
        <table:table-row table:style-name="Tabla1.6">
          <table:table-cell table:style-name="Tabla1.A2" office:value-type="string">
            <text:p text:style-name="P26"><text:span text:style-name="T15">pr_</text:span>montecerrado</text:p>
          </table:table-cell>
          <table:table-cell table:style-name="Tabla1.B2" office:value-type="string">
            <text:p text:style-name="P33">pr-montecerrado.hometech.red</text:p>
          </table:table-cell>
          <table:table-cell table:style-name="Tabla1.B2" office:value-type="string">
            <text:p text:style-name="P34">soajs-<text:span text:style-name="T16">pr-</text:span>montecerrado.hometech.re<text:span text:style-name="T17">d</text:span></text:p>
          </table:table-cell>
          <table:table-cell table:style-name="Tabla1.G2" office:value-type="float" office:value="1513">
            <text:p text:style-name="P28">1513</text:p>
          </table:table-cell>
          <table:table-cell table:style-name="Tabla1.G2" office:value-type="float" office:value="1514">
            <text:p text:style-name="P28">1514</text:p>
          </table:table-cell>
          <table:table-cell table:style-name="Tabla1.G2" office:value-type="float" office:value="463">
            <text:p text:style-name="P26">46<text:span text:style-name="T15">3</text:span></text:p>
          </table:table-cell>
          <table:table-cell table:style-name="Tabla1.G2">
            <text:p text:style-name="P29"/>
          </table:table-cell>
          <table:table-cell table:style-name="Tabla1.G2" office:value-type="float" office:value="1">
            <text:p text:style-name="P27">1</text:p>
          </table:table-cell>
          <table:table-cell table:style-name="Tabla1.I2">
            <text:p text:style-name="P26"/>
          </table:table-cell>
        </table:table-row>
        <table:table-row table:style-name="Tabla1.6">
          <table:table-cell table:style-name="Tabla1.A9" office:value-type="string">
            <text:p text:style-name="P30">rudy_v2</text:p>
          </table:table-cell>
          <table:table-cell table:style-name="Tabla1.B9" office:value-type="string">
            <text:p text:style-name="P33"/>
          </table:table-cell>
          <table:table-cell table:style-name="Tabla1.B9" office:value-type="string">
            <text:p text:style-name="P34"/>
          </table:table-cell>
          <table:table-cell table:style-name="Tabla1.B9" office:value-type="string">
            <text:p text:style-name="P30">1515</text:p>
          </table:table-cell>
          <table:table-cell table:style-name="Tabla1.B9" office:value-type="string">
            <text:p text:style-name="P30">1516</text:p>
          </table:table-cell>
          <table:table-cell table:style-name="Tabla1.B9" office:value-type="string">
            <text:p text:style-name="P30">464</text:p>
          </table:table-cell>
          <table:table-cell table:style-name="Tabla1.B9" office:value-type="string">
            <text:p text:style-name="P29"/>
          </table:table-cell>
          <table:table-cell table:style-name="Tabla1.H9" office:value-type="string">
            <text:p text:style-name="P27">3</text:p>
          </table:table-cell>
          <table:table-cell table:style-name="Tabla1.I9">
            <text:p text:style-name="P26"/>
          </table:table-cell>
        </table:table-row>
        <table:table-row table:style-name="Tabla1.6">
          <table:table-cell table:style-name="Tabla1.A10" office:value-type="string">
            <text:p text:style-name="P37"><text:span text:style-name="T21">pr_</text:span><text:span text:style-name="T22">somosaguas</text:span></text:p>
          </table:table-cell>
          <table:table-cell table:style-name="Tabla1.B10" office:value-type="string">
            <text:p text:style-name="P36">monjas.hometech.red</text:p>
          </table:table-cell>
          <table:table-cell table:style-name="Tabla1.C10" office:value-type="string">
            <text:p text:style-name="P34"/>
          </table:table-cell>
          <table:table-cell table:style-name="Tabla1.D10" office:value-type="float" office:value="1517">
            <text:p text:style-name="P28">151<text:span text:style-name="T18">7</text:span></text:p>
          </table:table-cell>
          <table:table-cell table:style-name="Tabla1.D10" office:value-type="float" office:value="1518">
            <text:p text:style-name="P28">151<text:span text:style-name="T18">8</text:span></text:p>
          </table:table-cell>
          <table:table-cell table:style-name="Tabla1.D10" office:value-type="float" office:value="465">
            <text:p text:style-name="P26">46<text:span text:style-name="T18">5</text:span></text:p>
          </table:table-cell>
          <table:table-cell table:style-name="Tabla1.D10">
            <text:p text:style-name="P29"/>
          </table:table-cell>
          <table:table-cell table:style-name="Tabla1.D10" office:value-type="float" office:value="4">
            <text:p text:style-name="P31">4</text:p>
          </table:table-cell>
          <table:table-cell table:style-name="Tabla1.I9">
            <text:p text:style-name="P26"/>
          </table:table-cell>
        </table:table-row>
      </table:table>
      <text:p text:style-name="P3"/>
      <text:p text:style-name="P5">Antes:</text:p>
      <text:p text:style-name="P6"><text:span text:style-name="T6">m</text:span><text:span text:style-name="T5">onjas → programación basada en mariano para hacer pruebas (soa, api, soajs)</text:span></text:p>
      <text:p text:style-name="P4"><text:span text:style-name="T13">m</text:span>onjas2 → programación basada en hazard para hacer pruebas (soa, api, soaj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verde.1" style:display-name="Lista verde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2" style:display-name="Lista verde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3" style:display-name="Lista verde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4" style:display-name="Lista verde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5" style:display-name="Lista verd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6" style:display-name="Lista verde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7" style:display-name="Lista verd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8" style:display-name="Lista verd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9" style:display-name="Lista verd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10" style:display-name="Lista verde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11" style:display-name="Lista verde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12" style:display-name="Lista verde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13" style:display-name="Lista verde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14" style:display-name="Lista verde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15" style:display-name="Lista verde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16" style:display-name="Lista verde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Lista_20_verde.1"/>
      <table:last-row table:style-name="Lista_20_verde.2"/>
      <table:first-column table:style-name="Lista_20_verde.3"/>
      <table:last-column table:style-name="Lista_20_verde.4"/>
      <table:body table:style-name="Lista_20_verde.9"/>
      <table:even-rows table:style-name="Lista_20_verde.5"/>
      <table:odd-rows table:style-name="Lista_20_verde.6"/>
      <table:even-columns table:style-name="Lista_20_verde.7"/>
      <table:odd-columns table:style-name="Lista_20_verde.8"/>
      <table:background table:style-name="Lista_20_verde.10"/>
      <loext:first-row-even-column table:style-name="Lista_20_verde.15"/>
      <loext:last-row-even-column table:style-name="Lista_20_verde.16"/>
      <loext:first-row-end-column table:style-name="Lista_20_verde.12"/>
      <loext:first-row-start-column table:style-name="Lista_20_verde.11"/>
      <loext:last-row-end-column table:style-name="Lista_20_verde.14"/>
      <loext:last-row-start-column table:style-name="Lista_20_verd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847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0:30:24.340489433</meta:creation-date>
    <dc:date>2022-03-17T13:17:16.940848026</dc:date>
    <meta:editing-duration>P1DT19H22M39S</meta:editing-duration>
    <meta:editing-cycles>34</meta:editing-cycles>
    <meta:generator>LibreOffice/6.4.7.2$Linux_X86_64 LibreOffice_project/40$Build-2</meta:generator>
    <meta:print-date>2022-03-17T13:17:28.340955003</meta:print-date>
    <meta:document-statistic meta:table-count="1" meta:image-count="0" meta:object-count="0" meta:page-count="1" meta:paragraph-count="63" meta:word-count="91" meta:character-count="755" meta:non-whitespace-character-count="724"/>
  </office:meta>
</office:document-meta>
</file>